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23cm" table:align="left"/>
    </style:style>
    <style:style style:name="Table1.A" style:family="table-column">
      <style:table-column-properties style:column-width="1.012cm"/>
    </style:style>
    <style:style style:name="Table1.B" style:family="table-column">
      <style:table-column-properties style:column-width="6.092cm"/>
    </style:style>
    <style:style style:name="Table1.C" style:family="table-column">
      <style:table-column-properties style:column-width="4.165cm"/>
    </style:style>
    <style:style style:name="Table1.D" style:family="table-column">
      <style:table-column-properties style:column-width="4.65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0.677cm" table:align="left"/>
    </style:style>
    <style:style style:name="Table2.A" style:family="table-column">
      <style:table-column-properties style:column-width="1.012cm"/>
    </style:style>
    <style:style style:name="Table2.B" style:family="table-column">
      <style:table-column-properties style:column-width="9.664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Heading_20_3">
      <style:paragraph-properties fo:margin-left="0cm" fo:margin-right="0cm" fo:orphans="100" fo:text-indent="0cm" style:auto-text-indent="false"/>
    </style:style>
    <style:style style:name="P4" style:family="paragraph" style:parent-style-name="Text_20_body">
      <style:paragraph-properties fo:orphans="100"/>
    </style:style>
    <style:style style:name="P5" style:family="paragraph" style:parent-style-name="Heading_20_3">
      <style:text-properties fo:font-size="20pt" fo:font-weight="bold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style:font-size-asian="17.5pt" style:font-weight-asian="bold" style:font-size-complex="20pt" style:font-weight-complex="bold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7">
      <style:paragraph-properties fo:margin-top="0cm" fo:margin-bottom="0cm" style:contextual-spacing="false"/>
    </style:style>
    <style:style style:name="P22" style:family="paragraph" style:parent-style-name="Text_20_body" style:list-style-name="L8"/>
    <style:style style:name="P23" style:family="paragraph" style:parent-style-name="Text_20_body" style:list-style-name="L8">
      <style:paragraph-properties fo:margin-top="0cm" fo:margin-bottom="0cm" style:contextual-spacing="false"/>
    </style:style>
    <style:style style:name="P24" style:family="paragraph" style:parent-style-name="Text_20_body" style:list-style-name="L9"/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0">
      <style:paragraph-properties fo:margin-top="0cm" fo:margin-bottom="0cm" style:contextual-spacing="false"/>
    </style:style>
    <style:style style:name="P28" style:family="paragraph" style:parent-style-name="Text_20_body" style:list-style-name="L11"/>
    <style:style style:name="P29" style:family="paragraph" style:parent-style-name="Text_20_body" style:list-style-name="L12"/>
    <style:style style:name="P30" style:family="paragraph" style:parent-style-name="Text_20_body" style:list-style-name="L13"/>
    <style:style style:name="P31" style:family="paragraph" style:parent-style-name="Text_20_body" style:list-style-name="L13">
      <style:paragraph-properties fo:margin-top="0cm" fo:margin-bottom="0cm" style:contextual-spacing="false"/>
    </style:style>
    <style:style style:name="P32" style:family="paragraph" style:parent-style-name="Text_20_body" style:list-style-name="L14"/>
    <style:style style:name="P33" style:family="paragraph" style:parent-style-name="Text_20_body" style:list-style-name="L14">
      <style:paragraph-properties fo:margin-top="0cm" fo:margin-bottom="0cm" style:contextual-spacing="false"/>
    </style:style>
    <style:style style:name="T1" style:family="text">
      <style:text-properties officeooo:rsid="00140cd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s/>Here’s how your EduTutor AI program works,</text:h>
      <text:p text:style-name="P2">Here’s how your EduTutor AI program works, step by step:</text:p>
      <text:p text:style-name="Horizontal_20_Line"/>
      <text:h text:style-name="Heading_20_2" text:outline-level="2">1. Overview</text:h>
      <text:p text:style-name="Text_20_body">Your project is a <text:span text:style-name="Strong_20_Emphasis">full-stack AI-powered educational tool</text:span>.</text:p>
      <text:list text:style-name="L1">
        <text:list-item>
          <text:p text:style-name="P10"><text:span text:style-name="Strong_20_Emphasis">Backend</text:span>: FastAPI (Python) server with two main endpoints: quiz and diagnostic generation. </text:p>
        </text:list-item>
        <text:list-item>
          <text:p text:style-name="P10"><text:span text:style-name="Strong_20_Emphasis">Frontend</text:span>: Simple HTML/CSS/JavaScript interface for users. </text:p>
        </text:list-item>
        <text:list-item>
          <text:p text:style-name="P10"><text:span text:style-name="Strong_20_Emphasis">AI Models</text:span>: </text:p>
          <text:list>
            <text:list-item>
              <text:p text:style-name="P10"><text:span text:style-name="Strong_20_Emphasis">IBM Watsonx (cloud API)</text:span> for quiz generation </text:p>
            </text:list-item>
            <text:list-item>
              <text:p text:style-name="P9"><text:span text:style-name="Strong_20_Emphasis">Granite (local, via HuggingFace Transformers)</text:span> for diagnostic tests </text:p>
            </text:list-item>
          </text:list>
        </text:list-item>
      </text:list>
      <text:p text:style-name="Horizontal_20_Line"/>
      <text:h text:style-name="Heading_20_2" text:outline-level="2">2. User Journey</text:h>
      <text:h text:style-name="Heading_20_3" text:outline-level="3">a. User opens the frontend</text:h>
      <text:list text:style-name="L2">
        <text:list-item>
          <text:p text:style-name="P11">Sees a form to generate a quiz (by topic and difficulty) and a form to generate a diagnostic test (by level). </text:p>
        </text:list-item>
      </text:list>
      <text:h text:style-name="Heading_20_3" text:outline-level="3">b. User submits a form</text:h>
      <text:list text:style-name="L3">
        <text:list-item>
          <text:p text:style-name="P13"><text:span text:style-name="Strong_20_Emphasis">Quiz</text:span>: Enters a topic and picks difficulty, then clicks "Generate Quiz". </text:p>
        </text:list-item>
        <text:list-item>
          <text:p text:style-name="P12"><text:span text:style-name="Strong_20_Emphasis">Diagnostic</text:span>: Picks a level and clicks "Generate Diagnostic". </text:p>
        </text:list-item>
      </text:list>
      <text:h text:style-name="Heading_20_3" text:outline-level="3">c. Frontend sends request to backend</text:h>
      <text:list text:style-name="L4">
        <text:list-item>
          <text:p text:style-name="P15">Uses JavaScript <text:span text:style-name="Source_20_Text">fetch</text:span> to send a POST request (with JSON body) to the FastAPI backend: </text:p>
          <text:list>
            <text:list-item>
              <text:p text:style-name="P14"><text:span text:style-name="Source_20_Text">/generate_quiz</text:span> or <text:span text:style-name="Source_20_Text">/generate_diagnostic</text:span> </text:p>
            </text:list-item>
          </text:list>
        </text:list-item>
      </text:list>
      <text:p text:style-name="Horizontal_20_Line"/>
      <text:h text:style-name="Heading_20_2" text:outline-level="2">3. Backend Processing</text:h>
      <text:h text:style-name="Heading_20_3" text:outline-level="3">a. For <text:span text:style-name="Source_20_Text">/generate_quiz</text:span> (Watsonx Cloud)</text:h>
      <text:list text:style-name="L5">
        <text:list-item>
          <text:p text:style-name="P17">Receives topic and difficulty. </text:p>
        </text:list-item>
        <text:list-item>
          <text:p text:style-name="P17">Builds a prompt:<text:line-break/><text:span text:style-name="Source_20_Text">"Generate a {difficulty} quiz with 2 questions about the topic: {topic}. Return ONLY the questions as a numbered list."</text:span> </text:p>
        </text:list-item>
        <text:list-item>
          <text:p text:style-name="P17">Sends this prompt to the IBM Watsonx Foundation Model endpoint (<text:span text:style-name="Source_20_Text">https://eu-de.ml.cloud.ibm.com/ml/v1/text/generate</text:span>) with your API key. </text:p>
        </text:list-item>
        <text:list-item>
          <text:p text:style-name="P16">Receives generated quiz questions as text. </text:p>
        </text:list-item>
      </text:list>
      <text:h text:style-name="Heading_20_3" text:outline-level="3"><text:soft-page-break/>b. For <text:span text:style-name="Source_20_Text">/generate_diagnostic</text:span> (Granite Local)</text:h>
      <text:list text:style-name="L6">
        <text:list-item>
          <text:p text:style-name="P19">Receives the student level. </text:p>
        </text:list-item>
        <text:list-item>
          <text:p text:style-name="P19">Builds a prompt: </text:p>
          <text:list>
            <text:list-item>
              <text:p text:style-name="P19">Beginner: <text:span text:style-name="Source_20_Text">"Generate a simple diagnostic test with 2 basic questions for a beginner student. Return ONLY the questions as a numbered list."</text:span> </text:p>
            </text:list-item>
            <text:list-item>
              <text:p text:style-name="P19">Advanced: <text:span text:style-name="Source_20_Text">"Generate a diagnostic test with 2 advanced questions for an advanced student. Return ONLY the questions as a numbered list."</text:span> </text:p>
            </text:list-item>
          </text:list>
        </text:list-item>
        <text:list-item>
          <text:p text:style-name="P19">Runs this prompt through the locally-loaded Granite model (<text:span text:style-name="Source_20_Text">ibm-granite/granite-3.3-8b-instruct</text:span>) using HuggingFace Transformers. </text:p>
        </text:list-item>
        <text:list-item>
          <text:p text:style-name="P18">Receives generated diagnostic questions as text. </text:p>
        </text:list-item>
      </text:list>
      <text:p text:style-name="Horizontal_20_Line"/>
      <text:h text:style-name="Heading_20_2" text:outline-level="2">4. Backend returns results to frontend</text:h>
      <text:list text:style-name="L7">
        <text:list-item>
          <text:p text:style-name="P21">Parses the generated text into a Python list of questions. </text:p>
        </text:list-item>
        <text:list-item>
          <text:p text:style-name="P20">Returns a JSON response (quiz/diagnostic ID + questions). </text:p>
        </text:list-item>
      </text:list>
      <text:p text:style-name="Horizontal_20_Line"/>
      <text:h text:style-name="Heading_20_2" text:outline-level="2">5. Frontend displays the results</text:h>
      <text:list text:style-name="L8">
        <text:list-item>
          <text:p text:style-name="P23">Parses the JSON. </text:p>
        </text:list-item>
        <text:list-item>
          <text:p text:style-name="P22">Shows the questions as a numbered list in the web page, under the relevant section. </text:p>
        </text:list-item>
      </text:list>
      <text:p text:style-name="Horizontal_20_Line"/>
      <text:h text:style-name="Heading_20_2" text:outline-level="2">6. Summary Tabl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Step</text:p>
            </table:table-cell>
            <table:table-cell table:style-name="Table1.A1" office:value-type="string">
              <text:p text:style-name="Table_20_Heading">Action</text:p>
            </table:table-cell>
            <table:table-cell table:style-name="Table1.A1" office:value-type="string">
              <text:p text:style-name="Table_20_Heading">Technology</text:p>
            </table:table-cell>
            <table:table-cell table:style-name="Table1.A1" office:value-type="string">
              <text:p text:style-name="Table_20_Heading">Responsible Component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User fills out form</text:p>
          </table:table-cell>
          <table:table-cell table:style-name="Table1.A1" office:value-type="string">
            <text:p text:style-name="Table_20_Contents">HTML/JS</text:p>
          </table:table-cell>
          <table:table-cell table:style-name="Table1.A1" office:value-type="string">
            <text:p text:style-name="Table_20_Contents">Frontend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Data sent to backend</text:p>
          </table:table-cell>
          <table:table-cell table:style-name="Table1.A1" office:value-type="string">
            <text:p text:style-name="Table_20_Contents">fetch (AJAX)</text:p>
          </table:table-cell>
          <table:table-cell table:style-name="Table1.A1" office:value-type="string">
            <text:p text:style-name="Table_20_Contents">app.js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Quiz: Prompt sent to Watsonx</text:p>
          </table:table-cell>
          <table:table-cell table:style-name="Table1.A1" office:value-type="string">
            <text:p text:style-name="Table_20_Contents">FastAPI + requests</text:p>
          </table:table-cell>
          <table:table-cell table:style-name="Table1.A1" office:value-type="string">
            <text:p text:style-name="Table_20_Contents">Backend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Diagnostic: Prompt sent to Granite</text:p>
          </table:table-cell>
          <table:table-cell table:style-name="Table1.A1" office:value-type="string">
            <text:p text:style-name="Table_20_Contents">FastAPI + transformers</text:p>
          </table:table-cell>
          <table:table-cell table:style-name="Table1.A1" office:value-type="string">
            <text:p text:style-name="Table_20_Contents">Backend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Questions returned to frontend</text:p>
          </table:table-cell>
          <table:table-cell table:style-name="Table1.A1" office:value-type="string">
            <text:p text:style-name="Table_20_Contents">JSON</text:p>
          </table:table-cell>
          <table:table-cell table:style-name="Table1.A1" office:value-type="string">
            <text:p text:style-name="Table_20_Contents">Backend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Questions displayed to user</text:p>
          </table:table-cell>
          <table:table-cell table:style-name="Table1.A1" office:value-type="string">
            <text:p text:style-name="Table_20_Contents">JS DOM update</text:p>
          </table:table-cell>
          <table:table-cell table:style-name="Table1.A1" office:value-type="string">
            <text:p text:style-name="Table_20_Contents">Frontend</text:p>
          </table:table-cell>
        </table:table-row>
      </table:table>
      <text:p text:style-name="Horizontal_20_Line"/>
      <text:h text:style-name="Heading_20_2" text:outline-level="2">7. Key Points</text:h>
      <text:list text:style-name="L9">
        <text:list-item>
          <text:p text:style-name="P25"><text:span text:style-name="Strong_20_Emphasis">Quiz Generation:</text:span> Cloud-based (Watsonx), requires internet and valid API key. </text:p>
        </text:list-item>
        <text:list-item>
          <text:p text:style-name="P25"><text:span text:style-name="Strong_20_Emphasis">Diagnostic Generation:</text:span> Local, relies on your machine's CPU/GPU and the Granite model. </text:p>
        </text:list-item>
        <text:list-item>
          <text:p text:style-name="P24"><text:span text:style-name="Strong_20_Emphasis">Flexible:</text:span> You can swap models, prompts, or endpoints as needed. </text:p>
        </text:list-item>
      </text:list>
      <text:p text:style-name="Horizontal_20_Line"/>
      <text:p text:style-name="Text_20_body">If you want a specific explanation of any code block or function, just let me know!</text:p>
      <text:h text:style-name="P3" text:outline-level="3"><text:soft-page-break/><text:s/><text:span text:style-name="T1">H</text:span>ow to run this program</text:h>
      <text:p text:style-name="P4">how to run this program</text:p>
      <text:h text:style-name="P1" text:outline-level="3">Copilot said: Here’s a step-by-step guide to run your</text:h>
      <text:p text:style-name="P2">Here’s a step-by-step guide to run your EduTutor AI program (FastAPI backend + Granite local model + Watsonx cloud API) on Ubuntu:</text:p>
      <text:p text:style-name="Horizontal_20_Line"/>
      <text:h text:style-name="Heading_20_2" text:outline-level="2">1. <text:span text:style-name="Strong_20_Emphasis">Open Terminal and Navigate to Your Project</text:span></text:h>
      <text:p text:style-name="P2"><text:bookmark text:name=":r1i8:"/>bash</text:p>
      <text:p text:style-name="P7"><text:span text:style-name="Source_20_Text">cd path/to/edututor-ai</text:span></text:p>
      <text:p text:style-name="Horizontal_20_Line"/>
      <text:h text:style-name="Heading_20_2" text:outline-level="2">2. <text:span text:style-name="Strong_20_Emphasis">(Recommended) Create and Activate a Virtual Environment</text:span></text:h>
      <text:p text:style-name="P2"><text:bookmark text:name=":r1ie:"/>bash</text:p>
      <text:p text:style-name="Preformatted_20_Text"><text:span text:style-name="Source_20_Text">python3 -m venv edututor-env</text:span></text:p>
      <text:p text:style-name="P7"><text:span text:style-name="Source_20_Text">source edututor-env/bin/activate</text:span></text:p>
      <text:p text:style-name="Horizontal_20_Line"/>
      <text:h text:style-name="Heading_20_2" text:outline-level="2">3. <text:span text:style-name="Strong_20_Emphasis">Install All Dependencies</text:span></text:h>
      <text:p text:style-name="P2"><text:bookmark text:name=":r1ik:"/>bash</text:p>
      <text:p text:style-name="Preformatted_20_Text"><text:span text:style-name="Source_20_Text">cd backend</text:span></text:p>
      <text:p text:style-name="P7"><text:span text:style-name="Source_20_Text">pip install -r requirements.txt</text:span></text:p>
      <text:p text:style-name="Horizontal_20_Line"/>
      <text:h text:style-name="Heading_20_2" text:outline-level="2">4. <text:span text:style-name="Strong_20_Emphasis">Set Your IBM Watsonx API Key</text:span></text:h>
      <text:p text:style-name="P2"><text:bookmark text:name=":r1iq:"/>bash</text:p>
      <text:p text:style-name="P7"><text:span text:style-name="Source_20_Text">export WATSONX_API_KEY='your-ibm-watsonx-api-key'</text:span></text:p>
      <text:p text:style-name="Text_20_body"><text:span text:style-name="Emphasis">(Replace with your real key)</text:span></text:p>
      <text:p text:style-name="Horizontal_20_Line"/>
      <text:h text:style-name="Heading_20_2" text:outline-level="2">5. <text:span text:style-name="Strong_20_Emphasis">Ensure Your GPU is Ready (Optional, for Granite CUDA)</text:span></text:h>
      <text:list text:style-name="L10">
        <text:list-item>
          <text:p text:style-name="P27">If you have an NVIDIA GPU, make sure drivers and CUDA are installed. </text:p>
        </text:list-item>
        <text:list-item>
          <text:p text:style-name="P26">If using CPU, the program will automatically fall back. </text:p>
        </text:list-item>
      </text:list>
      <text:p text:style-name="Horizontal_20_Line"/>
      <text:h text:style-name="Heading_20_2" text:outline-level="2"><text:soft-page-break/>6. <text:span text:style-name="Strong_20_Emphasis">Run the FastAPI Backend</text:span></text:h>
      <text:p text:style-name="P2"><text:bookmark text:name=":r1j2:"/>bash</text:p>
      <text:p text:style-name="P7"><text:span text:style-name="Source_20_Text">uvicorn main:app --reload</text:span></text:p>
      <text:list text:style-name="L11">
        <text:list-item>
          <text:p text:style-name="P28">You should see output showing the API is running at <text:span text:style-name="Source_20_Text">http://127.0.0.1:8000</text:span>. </text:p>
        </text:list-item>
      </text:list>
      <text:p text:style-name="Horizontal_20_Line"/>
      <text:h text:style-name="Heading_20_2" text:outline-level="2">7. <text:span text:style-name="Strong_20_Emphasis">(Optional) Test the API Endpoints</text:span></text:h>
      <text:p text:style-name="Text_20_body">Visit <text:a xlink:type="simple" xlink:href="http://127.0.0.1:8000/docs" office:target-frame-name="_blank" xlink:show="new" text:style-name="Internet_20_link" text:visited-style-name="Visited_20_Internet_20_Link">http://127.0.0.1:8000/docs</text:a> in your browser to test <text:span text:style-name="Source_20_Text">/generate_quiz</text:span> and <text:span text:style-name="Source_20_Text">/generate_diagnostic</text:span> interactively.</text:p>
      <text:p text:style-name="Horizontal_20_Line"/>
      <text:h text:style-name="Heading_20_2" text:outline-level="2">8. <text:span text:style-name="Strong_20_Emphasis">Run the Frontend</text:span></text:h>
      <text:p text:style-name="Text_20_body">Open a <text:span text:style-name="Strong_20_Emphasis">new terminal</text:span> window/tab (keep backend running):</text:p>
      <text:p text:style-name="P2"><text:bookmark text:name=":r1j8:"/>bash</text:p>
      <text:p text:style-name="Preformatted_20_Text"><text:span text:style-name="Source_20_Text">cd ../frontend</text:span></text:p>
      <text:p text:style-name="P7"><text:span text:style-name="Source_20_Text">python3 -m http.server 8080</text:span></text:p>
      <text:list text:style-name="L12">
        <text:list-item>
          <text:p text:style-name="P29">Open <text:a xlink:type="simple" xlink:href="http://localhost:8080/" office:target-frame-name="_blank" xlink:show="new" text:style-name="Internet_20_link" text:visited-style-name="Visited_20_Internet_20_Link">http://localhost:8080</text:a> in your browser. </text:p>
        </text:list-item>
      </text:list>
      <text:p text:style-name="Horizontal_20_Line"/>
      <text:h text:style-name="Heading_20_2" text:outline-level="2">9. <text:span text:style-name="Strong_20_Emphasis">Use the App</text:span></text:h>
      <text:list text:style-name="L13">
        <text:list-item>
          <text:p text:style-name="P31">Enter a topic and select difficulty to generate a quiz. </text:p>
        </text:list-item>
        <text:list-item>
          <text:p text:style-name="P30">Select a student level to generate a diagnostic test. </text:p>
        </text:list-item>
      </text:list>
      <text:p text:style-name="Horizontal_20_Line"/>
      <text:h text:style-name="Heading_20_2" text:outline-level="2">10. <text:span text:style-name="Strong_20_Emphasis">Troubleshooting Tips</text:span></text:h>
      <text:list text:style-name="L14">
        <text:list-item>
          <text:p text:style-name="P33">If you see <text:span text:style-name="Source_20_Text">ModuleNotFoundError</text:span>, rerun the <text:span text:style-name="Source_20_Text">pip install -r requirements.txt</text:span> command. </text:p>
        </text:list-item>
        <text:list-item>
          <text:p text:style-name="P33">If you see CUDA errors, ensure your NVIDIA drivers and CUDA toolkit are installed (or use CPU). </text:p>
        </text:list-item>
        <text:list-item>
          <text:p text:style-name="P32">If Watsonx API returns an error, double-check your API key and region. </text:p>
        </text:list-item>
      </text:list>
      <text:p text:style-name="Horizontal_20_Line"/>
      <text:p text:style-name="Text_20_body"><text:span text:style-name="Strong_20_Emphasis">Summary Table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tep</text:p>
            </table:table-cell>
            <table:table-cell table:style-name="Table2.A1" office:value-type="string">
              <text:p text:style-name="Table_20_Heading">Command / Action</text:p>
            </table:table-cell>
          </table:table-row>
        </table:table-header-rows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<text:span text:style-name="Source_20_Text">cd path/to/edututor-ai</text:span></text:p>
          </table:table-cell>
        </table:table-row>
        <table:table-row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<text:span text:style-name="Source_20_Text">python3 -m venv edututor-env</text:span>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Table_20_Contents"><text:span text:style-name="Source_20_Text">source edututor-env/bin/activate</text:span></text:p>
          </table:table-cell>
        </table:table-row>
        <text:soft-page-break/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<text:span text:style-name="Source_20_Text">cd backend</text:span>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Table_20_Contents"><text:span text:style-name="Source_20_Text">pip install -r requirements.txt</text:span></text:p>
          </table:table-cell>
        </table:table-row>
        <table:table-row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<text:span text:style-name="Source_20_Text">export WATSONX_API_KEY='your-api-key'</text:span></text:p>
          </table:table-cell>
        </table:table-row>
        <table:table-row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<text:span text:style-name="Source_20_Text">uvicorn main:app --reload</text:span></text:p>
          </table:table-cell>
        </table:table-row>
        <table:table-row>
          <table:table-cell table:style-name="Table2.A1" office:value-type="string">
            <text:p text:style-name="Table_20_Contents">8</text:p>
          </table:table-cell>
          <table:table-cell table:style-name="Table2.A1" office:value-type="string">
            <text:p text:style-name="Table_20_Contents"><text:span text:style-name="Source_20_Text">cd ../frontend</text:span>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Table_20_Contents"><text:span text:style-name="Source_20_Text">python3 -m http.server 8080</text:span></text:p>
          </table:table-cell>
        </table:table-row>
      </table:table>
      <text:p text:style-name="Horizontal_20_Line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01:48:06.738575297</meta:creation-date>
    <meta:editing-duration>PT1M13S</meta:editing-duration>
    <meta:editing-cycles>2</meta:editing-cycles>
    <meta:generator>LibreOffice/24.2.7.2$Linux_X86_64 LibreOffice_project/420$Build-2</meta:generator>
    <dc:date>2025-08-06T01:49:13.477201894</dc:date>
    <meta:document-statistic meta:table-count="2" meta:image-count="0" meta:object-count="0" meta:page-count="5" meta:paragraph-count="130" meta:word-count="751" meta:character-count="4724" meta:non-whitespace-character-count="4103"/>
  </office:meta>
</office:document-meta>
</file>